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42" calcext:value-type="float">
            <text:p>6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/>
          <table:table-cell table:formula="of:=SUM([.B1:.B23])" office:value-type="float" office:value="154193" calcext:value-type="float">
            <text:p>154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38.617914219</meta:creation-date>
    <dc:date>2016-01-26T17:45:41.967084194</dc:date>
    <meta:editing-duration>PT7M38S</meta:editing-duration>
    <meta:editing-cycles>1</meta:editing-cycles>
    <meta:document-statistic meta:table-count="1" meta:cell-count="47" meta:object-count="0"/>
    <meta:generator>LibreOffice/4.2.8.2$Linux_X86_64 LibreOffice_project/420m0$Build-2</meta:generator>
  </office:meta>
</office:document-meta>
</file>